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E0000010017923B11A489B8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bf44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48cm" fo:min-width="0.39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ed1c24" draw:textarea-horizontal-align="justify" draw:textarea-vertical-align="middle" draw:auto-grow-height="false" fo:min-height="0.648cm" fo:min-width="0.398cm"/>
    </style:style>
    <style:style style:name="gr5" style:family="graphic" style:parent-style-name="objectwithoutfill">
      <style:graphic-properties svg:stroke-color="#72bf44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72bf4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d1c24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27cm" svg:height="1.27cm" svg:x="8.128cm" svg:y="11.43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1.43cm" svg:y="11.176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9.652cm" svg:y="8.89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668cm" svg:y1="10.006cm" svg:x2="11.684cm" svg:y2="11.276cm">
          <text:p/>
        </draw:line>
        <draw:line draw:style-name="gr3" draw:text-style-name="P2" draw:layer="layout" svg:x1="9.398cm" svg:y1="11.938cm" svg:x2="11.43cm" svg:y2="11.938cm">
          <text:p/>
        </draw:line>
        <draw:line draw:style-name="gr3" draw:text-style-name="P2" draw:layer="layout" svg:x1="8.89cm" svg:y1="11.43cm" svg:x2="10.16cm" svg:y2="10.16cm">
          <text:p/>
        </draw:line>
        <draw:custom-shape draw:style-name="gr2" draw:text-style-name="P2" draw:layer="layout" svg:width="1.27cm" svg:height="1.27cm" svg:x="14.986cm" svg:y="8.636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8.034cm" svg:y="8.636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986cm" svg:y="11.176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8.034cm" svg:y="11.176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256cm" svg:y1="9.398cm" svg:x2="18.034cm" svg:y2="9.398cm">
          <text:p/>
        </draw:line>
        <draw:line draw:style-name="gr3" draw:text-style-name="P2" draw:layer="layout" svg:x1="15.494cm" svg:y1="9.906cm" svg:x2="15.494cm" svg:y2="11.176cm">
          <text:p/>
        </draw:line>
        <draw:line draw:style-name="gr3" draw:text-style-name="P2" draw:layer="layout" svg:x1="16.256cm" svg:y1="11.684cm" svg:x2="18.034cm" svg:y2="11.684cm">
          <text:p/>
        </draw:line>
        <draw:line draw:style-name="gr3" draw:text-style-name="P2" draw:layer="layout" svg:x1="18.796cm" svg:y1="9.906cm" svg:x2="18.796cm" svg:y2="11.176cm">
          <text:p/>
        </draw:line>
        <draw:line draw:style-name="gr5" draw:text-style-name="P2" draw:layer="layout" svg:x1="12.7cm" svg:y1="11.938cm" svg:x2="14.986cm" svg:y2="9.398cm">
          <text:p/>
        </draw:line>
        <draw:frame draw:style-name="gr6" draw:text-style-name="P4" draw:layer="layout" svg:width="5.534cm" svg:height="3.709cm" svg:x="11.484cm" svg:y="2.133cm">
          <draw:image xlink:href="Pictures/100002010000017E0000010017923B11A489B8F0.png" xlink:type="simple" xlink:show="embed" xlink:actuate="onLoad">
            <text:p/>
          </draw:image>
        </draw:frame>
        <draw:line draw:style-name="gr3" draw:text-style-name="P2" draw:layer="layout" svg:x1="16.002cm" svg:y1="9.652cm" svg:x2="18.288cm" svg:y2="11.43cm">
          <text:p/>
        </draw:line>
        <draw:line draw:style-name="gr3" draw:text-style-name="P2" draw:layer="layout" svg:x1="18.188cm" svg:y1="9.752cm" svg:x2="16.156cm" svg:y2="11.53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000000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66b3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7T19:27:08.303884509</meta:creation-date>
    <dc:date>2020-07-28T17:36:50.718814727</dc:date>
    <meta:editing-duration>PT8H19M12S</meta:editing-duration>
    <meta:editing-cycles>1</meta:editing-cycles>
    <meta:document-statistic meta:object-count="41"/>
    <meta:generator>LibreOffice/6.0.7.3$Linux_X86_64 LibreOffice_project/00m0$Build-3</meta:generator>
  </office:meta>
</office:document-meta>
</file>